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FlashMapManager.retrieveFlashMaps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FlashMapManager.getFlashMapsMutex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FlashMapManager.updateFlashMaps( List &lt; FlashMap &gt; flashMaps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